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Computer Modern Serif" svg:font-family="'Computer Modern Serif', Georgia, serif"/>
    <style:font-face style:name="Helvetica Neue" svg:font-family="'Helvetica Neue', Helvetica, sans-serif"/>
    <style:font-face style:name="Lato" svg:font-family="Lato"/>
    <style:font-face style:name="Lato1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icomoon, sans-serif"/>
    <style:font-face style:name="OpenSymbol" svg:font-family="OpenSymbol" style:font-charset="x-symbol"/>
    <style:font-face style:name="Roboto" svg:font-family="Roboto, Roboto, 'Helvetica Neue'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oswald" svg:font-family="oswald, Helvetica, Arial, sans-serif"/>
    <style:font-face style:name="sans-serif" svg:font-family="sans-serif"/>
  </office:font-face-decls>
  <office:automatic-styles>
    <style:style style:name="P1" style:family="paragraph" style:parent-style-name="Standard">
      <style:text-properties fo:font-variant="normal" fo:text-transform="none" fo:color="#202122" loext:opacity="100%" style:text-line-through-style="none" style:text-line-through-type="none" style:font-name="Arimo" fo:font-size="14.25pt" fo:letter-spacing="normal" fo:font-style="normal" style:text-underline-style="none" fo:font-weight="normal" officeooo:rsid="00183f28" officeooo:paragraph-rsid="00183f28" style:font-weight-asian="normal" style:font-weight-complex="normal"/>
    </style:style>
    <style:style style:name="P2" style:family="paragraph" style:parent-style-name="Standard">
      <style:text-properties fo:font-variant="normal" fo:text-transform="none" fo:color="#202122" loext:opacity="100%" style:text-line-through-style="none" style:text-line-through-type="none" style:font-name="Arimo" fo:font-size="12pt" fo:letter-spacing="normal" fo:font-style="normal" style:text-underline-style="none" fo:font-weight="normal" officeooo:rsid="0016863b" officeooo:paragraph-rsid="00183f28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202122" loext:opacity="100%" style:text-line-through-style="none" style:text-line-through-type="none" style:font-name="Arimo" fo:font-size="12pt" fo:letter-spacing="normal" fo:font-style="normal" style:text-underline-style="none" fo:font-weight="normal" officeooo:rsid="00183f28" officeooo:paragraph-rsid="00183f28" style:font-size-asian="12pt" style:font-weight-asian="normal" style:font-size-complex="12pt" style:font-weight-complex="normal"/>
    </style:style>
    <style:style style:name="P4" style:family="paragraph" style:parent-style-name="Heading_20_1">
      <style:paragraph-properties fo:text-align="start" style:justify-single-word="false"/>
      <style:text-properties fo:font-variant="normal" fo:text-transform="none" style:text-line-through-style="none" style:text-line-through-type="none" style:font-name="Arimo" fo:font-size="12pt" fo:letter-spacing="normal" fo:font-style="normal" style:text-underline-style="none" fo:font-weight="normal" officeooo:rsid="0016863b" officeooo:paragraph-rsid="0016863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size="14pt" style:text-underline-style="solid" style:text-underline-type="double" style:text-underline-width="auto" style:text-underline-color="font-color" fo:font-weight="bold" officeooo:rsid="0016863b" officeooo:paragraph-rsid="0016863b" style:font-weight-asian="bold" style:font-weight-complex="bold"/>
    </style:style>
    <style:style style:name="P6" style:family="paragraph" style:parent-style-name="Standard">
      <style:text-properties style:text-line-through-style="none" style:text-line-through-type="none" fo:font-size="14pt" style:text-underline-style="solid" style:text-underline-type="double" style:text-underline-width="auto" style:text-underline-color="font-color" fo:font-weight="bold" officeooo:rsid="0016863b" officeooo:paragraph-rsid="0016863b" style:font-weight-asian="bold" style:font-weight-complex="bold"/>
    </style:style>
    <style:style style:name="P7" style:family="paragraph" style:parent-style-name="Standard">
      <style:text-properties style:text-line-through-style="none" style:text-line-through-type="none" fo:font-size="14pt" style:text-underline-style="solid" style:text-underline-type="double" style:text-underline-width="auto" style:text-underline-color="font-color" fo:font-weight="bold" officeooo:rsid="0016863b" officeooo:paragraph-rsid="001ca0a2" style:font-weight-asian="bold" style:font-weight-complex="bold"/>
    </style:style>
    <style:style style:name="P8" style:family="paragraph" style:parent-style-name="Standard">
      <style:text-properties style:text-line-through-style="none" style:text-line-through-type="none" fo:font-size="14pt" style:text-underline-style="solid" style:text-underline-type="double" style:text-underline-width="auto" style:text-underline-color="font-color" fo:font-weight="bold" officeooo:rsid="00183f28" officeooo:paragraph-rsid="00183f28" style:font-weight-asian="bold" style:font-weight-complex="bold"/>
    </style:style>
    <style:style style:name="P9" style:family="paragraph" style:parent-style-name="Standard">
      <style:text-properties style:text-line-through-style="none" style:text-line-through-type="none" fo:font-size="14pt" style:text-underline-style="solid" style:text-underline-type="double" style:text-underline-width="auto" style:text-underline-color="font-color" fo:font-weight="bold" officeooo:rsid="00251bf5" officeooo:paragraph-rsid="00251bf5" style:font-weight-asian="bold" style:font-weight-complex="bold"/>
    </style:style>
    <style:style style:name="P10" style:family="paragraph" style:parent-style-name="Standard">
      <style:text-properties style:text-line-through-style="none" style:text-line-through-type="none" fo:font-size="14pt" style:text-underline-style="none" fo:font-weight="bold" officeooo:rsid="0016863b" officeooo:paragraph-rsid="0016863b" style:font-weight-asian="bold" style:font-weight-complex="bold"/>
    </style:style>
    <style:style style:name="P11" style:family="paragraph" style:parent-style-name="Standard">
      <style:text-properties style:text-line-through-style="none" style:text-line-through-type="none" fo:font-size="14pt" style:text-underline-style="none" fo:font-weight="bold" officeooo:paragraph-rsid="0016863b" style:font-weight-asian="bold" style:font-weight-complex="bold"/>
    </style:style>
    <style:style style:name="P12" style:family="paragraph" style:parent-style-name="Standard">
      <style:text-properties style:text-line-through-style="none" style:text-line-through-type="none" fo:font-size="14pt" style:text-underline-style="none" fo:font-weight="bold" officeooo:rsid="001ca0a2" officeooo:paragraph-rsid="001ca0a2" style:font-weight-asian="bold" style:font-weight-complex="bold"/>
    </style:style>
    <style:style style:name="P13" style:family="paragraph" style:parent-style-name="Standard">
      <style:text-properties style:text-line-through-style="none" style:text-line-through-type="none" fo:font-size="14pt" style:text-underline-style="none" fo:font-weight="normal" officeooo:rsid="00183f28" officeooo:paragraph-rsid="00183f28" style:font-weight-asian="normal" style:font-weight-complex="normal"/>
    </style:style>
    <style:style style:name="P14" style:family="paragraph" style:parent-style-name="Standard">
      <style:text-properties style:text-line-through-style="none" style:text-line-through-type="none" fo:font-size="14pt" style:text-underline-style="none" fo:font-weight="normal" officeooo:rsid="001ca0a2" officeooo:paragraph-rsid="001ca0a2" style:font-weight-asian="normal" style:font-weight-complex="normal"/>
    </style:style>
    <style:style style:name="P15" style:family="paragraph" style:parent-style-name="Standard">
      <style:text-properties style:text-line-through-style="none" style:text-line-through-type="none" fo:font-size="14pt" style:text-underline-style="none" fo:font-weight="normal" officeooo:paragraph-rsid="0016863b" style:font-weight-asian="normal" style:font-weight-complex="normal"/>
    </style:style>
    <style:style style:name="P16" style:family="paragraph" style:parent-style-name="Standard">
      <style:text-properties style:text-line-through-style="none" style:text-line-through-type="none" fo:font-size="14pt" style:text-underline-style="none" fo:font-weight="normal" officeooo:rsid="00209245" officeooo:paragraph-rsid="00209245" style:font-weight-asian="normal" style:font-weight-complex="normal"/>
    </style:style>
    <style:style style:name="P17" style:family="paragraph" style:parent-style-name="Standard">
      <style:text-properties style:text-line-through-style="none" style:text-line-through-type="none" fo:font-size="14pt" style:text-underline-style="none" fo:font-weight="normal" officeooo:rsid="00251bf5" officeooo:paragraph-rsid="00251bf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Arimo" fo:font-size="14pt" style:text-underline-style="none" fo:font-weight="bold" officeooo:rsid="0016863b" officeooo:paragraph-rsid="0016863b" style:font-weight-asian="bold" style:font-weight-complex="bold"/>
    </style:style>
    <style:style style:name="P19" style:family="paragraph" style:parent-style-name="Standard">
      <style:text-properties officeooo:paragraph-rsid="0016863b"/>
    </style:style>
    <style:style style:name="P20" style:family="paragraph" style:parent-style-name="Standard">
      <style:text-properties officeooo:paragraph-rsid="00183f28"/>
    </style:style>
    <style:style style:name="P21" style:family="paragraph" style:parent-style-name="Standard">
      <style:text-properties officeooo:rsid="00183f28" officeooo:paragraph-rsid="00183f28"/>
    </style:style>
    <style:style style:name="P22" style:family="paragraph" style:parent-style-name="Standard">
      <style:text-properties officeooo:rsid="00209245" officeooo:paragraph-rsid="00209245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09245" officeooo:paragraph-rsid="00209245" style:font-weight-asian="bold" style:font-weight-complex="bold"/>
    </style:style>
    <style:style style:name="P24" style:family="paragraph" style:parent-style-name="Heading_20_1">
      <style:text-properties fo:font-variant="normal" fo:text-transform="none" fo:color="#222222" loext:opacity="100%" style:font-name="Helvetica Neue" fo:font-size="21pt" fo:letter-spacing="normal" fo:font-style="normal" fo:font-weight="bold" officeooo:rsid="00209245" officeooo:paragraph-rsid="00209245"/>
    </style:style>
    <style:style style:name="P25" style:family="paragraph" style:parent-style-name="Heading_20_1">
      <style:text-properties fo:font-variant="normal" fo:text-transform="none" fo:color="#212529" loext:opacity="100%" style:text-line-through-style="none" style:text-line-through-type="none" style:font-name="Computer Modern Serif" fo:font-size="10pt" fo:letter-spacing="normal" fo:font-style="normal" style:text-underline-style="none" fo:font-weight="normal" officeooo:rsid="0016863b" officeooo:paragraph-rsid="001ca0a2" style:font-size-asian="10pt" style:font-weight-asian="bold" style:font-size-complex="10pt" style:font-weight-complex="bold"/>
    </style:style>
    <style:style style:name="P26" style:family="paragraph" style:parent-style-name="Heading_20_1">
      <style:text-properties fo:font-variant="normal" fo:text-transform="none" fo:color="#212529" loext:opacity="100%" style:text-line-through-style="none" style:text-line-through-type="none" style:font-name="apple-system" fo:font-size="10.5pt" fo:letter-spacing="normal" fo:font-style="normal" style:text-underline-style="none" fo:font-weight="normal" officeooo:rsid="002986e0" officeooo:paragraph-rsid="002986e0" style:font-weight-asian="bold" style:font-weight-complex="bold"/>
    </style:style>
    <style:style style:name="P27" style:family="paragraph" style:parent-style-name="Heading_20_1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normal" style:text-underline-style="none" fo:font-weight="normal" officeooo:rsid="0016863b" officeooo:paragraph-rsid="0016863b" style:font-weight-asian="bold" style:font-weight-complex="bold"/>
    </style:style>
    <style:style style:name="P28" style:family="paragraph" style:parent-style-name="Heading_20_1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normal" style:text-underline-style="none" fo:font-weight="normal" officeooo:rsid="002986e0" officeooo:paragraph-rsid="002986e0" style:font-weight-asian="bold" style:font-weight-complex="bold"/>
    </style:style>
    <style:style style:name="P29" style:family="paragraph" style:parent-style-name="Heading_20_1">
      <style:text-properties fo:font-variant="normal" fo:text-transform="none" fo:color="#1a2532" loext:opacity="100%" style:text-line-through-style="none" style:text-line-through-type="none" style:font-name="Roboto" fo:font-size="10.5pt" fo:letter-spacing="normal" fo:font-style="normal" style:text-underline-style="none" fo:font-weight="normal" officeooo:rsid="0016863b" officeooo:paragraph-rsid="0016863b" style:font-weight-asian="bold" style:font-weight-complex="bold"/>
    </style:style>
    <style:style style:name="P30" style:family="paragraph" style:parent-style-name="Heading_20_1">
      <style:text-properties fo:font-variant="normal" fo:text-transform="none" fo:color="#000000" loext:opacity="100%" style:text-line-through-style="none" style:text-line-through-type="none" style:font-name="Lato" fo:font-size="12pt" fo:letter-spacing="normal" fo:font-style="normal" style:text-underline-style="none" fo:font-weight="normal" officeooo:rsid="0016863b" officeooo:paragraph-rsid="0016863b" style:font-size-asian="12pt" style:font-weight-asian="bold" style:font-size-complex="12pt" style:font-weight-complex="bold"/>
    </style:style>
    <style:style style:name="P31" style:family="paragraph" style:parent-style-name="Heading_20_1">
      <style:text-properties fo:font-variant="normal" fo:text-transform="none" fo:color="#000000" loext:opacity="100%" style:text-line-through-style="none" style:text-line-through-type="none" style:font-name="Lato" fo:font-size="10.5pt" fo:letter-spacing="normal" fo:font-style="normal" style:text-underline-style="none" fo:font-weight="normal" officeooo:rsid="0016863b" officeooo:paragraph-rsid="0016863b" style:font-weight-asian="bold" style:font-weight-complex="bold"/>
    </style:style>
    <style:style style:name="P32" style:family="paragraph" style:parent-style-name="Heading_20_1">
      <style:text-properties fo:font-variant="normal" fo:text-transform="none" fo:color="#000000" loext:opacity="100%" style:text-line-through-style="none" style:text-line-through-type="none" style:font-name="Lucida Grande" fo:font-size="10.5pt" fo:letter-spacing="normal" fo:font-style="normal" style:text-underline-style="none" fo:font-weight="normal" officeooo:rsid="0016863b" officeooo:paragraph-rsid="0016863b" style:font-weight-asian="bold" style:font-weight-complex="bold"/>
    </style:style>
    <style:style style:name="P33" style:family="paragraph" style:parent-style-name="Heading_20_1">
      <style:text-properties fo:font-variant="normal" fo:text-transform="none" fo:color="#1c1d1e" loext:opacity="100%" style:text-line-through-style="none" style:text-line-through-type="none" style:font-name="Open Sans" fo:font-size="10.5pt" fo:letter-spacing="normal" fo:font-style="normal" style:text-underline-style="none" fo:font-weight="normal" officeooo:rsid="002986e0" officeooo:paragraph-rsid="002986e0" style:font-weight-asian="bold" style:font-weight-complex="bold"/>
    </style:style>
    <style:style style:name="P34" style:family="paragraph" style:parent-style-name="Heading_20_1">
      <style:paragraph-properties fo:margin-left="0in" fo:margin-right="0in" fo:margin-top="0in" fo:margin-bottom="0.2083in" style:contextual-spacing="false" fo:line-height="130%" fo:text-indent="0in" style:auto-text-indent="false" fo:padding="0in" fo:border="none"/>
      <style:text-properties fo:color="#1f1e1e" loext:opacity="100%" style:font-name="oswald" fo:font-size="12pt" fo:font-weight="normal" style:font-size-asian="12pt" style:font-size-complex="12pt"/>
    </style:style>
    <style:style style:name="P35" style:family="paragraph" style:parent-style-name="Standard" style:list-style-name="L1">
      <style:text-properties style:text-line-through-style="none" style:text-line-through-type="none" style:font-name="Arimo" fo:font-size="12pt" style:text-underline-style="none" fo:font-weight="normal" officeooo:rsid="00183f28" officeooo:paragraph-rsid="00183f28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style:text-line-through-style="none" style:text-line-through-type="none" style:font-name="Arimo" fo:font-size="12pt" style:text-underline-style="none" fo:font-weight="normal" officeooo:rsid="0016863b" officeooo:paragraph-rsid="00183f28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text-line-through-style="none" style:text-line-through-type="none" fo:font-size="14pt" style:text-underline-style="none" fo:font-weight="bold" officeooo:paragraph-rsid="0016863b" style:font-weight-asian="bold" style:font-weight-complex="bold"/>
    </style:style>
    <style:style style:name="P38" style:family="paragraph" style:parent-style-name="Standard">
      <style:text-properties style:text-line-through-style="none" style:text-line-through-type="none" fo:font-size="14pt" style:text-underline-style="none" fo:font-weight="bold" officeooo:rsid="002986e0" officeooo:paragraph-rsid="002986e0" style:font-weight-asian="bold" style:font-weight-complex="bold"/>
    </style:style>
    <style:style style:name="P39" style:family="paragraph" style:parent-style-name="Standard">
      <style:text-properties style:text-line-through-style="none" style:text-line-through-type="none" fo:font-size="14pt" style:text-underline-style="none" fo:font-weight="bold" officeooo:rsid="0016863b" officeooo:paragraph-rsid="001ca0a2" style:font-weight-asian="bold" style:font-weight-complex="bold"/>
    </style:style>
    <style:style style:name="P40" style:family="paragraph" style:parent-style-name="Standard">
      <style:text-properties style:text-line-through-style="none" style:text-line-through-type="none" fo:font-size="14pt" style:text-underline-style="solid" style:text-underline-type="double" style:text-underline-width="auto" style:text-underline-color="font-color" fo:font-weight="bold" officeooo:rsid="0016863b" officeooo:paragraph-rsid="001ca0a2" style:font-weight-asian="bold" style:font-weight-complex="bold"/>
    </style:style>
    <style:style style:name="P41" style:family="paragraph" style:parent-style-name="Standard">
      <style:text-properties style:text-line-through-style="none" style:text-line-through-type="none" fo:font-size="14pt" style:text-underline-style="solid" style:text-underline-type="double" style:text-underline-width="auto" style:text-underline-color="font-color" fo:font-weight="bold" officeooo:rsid="0016863b" officeooo:paragraph-rsid="0016863b" style:font-weight-asian="bold" style:font-weight-complex="bold"/>
    </style:style>
    <style:style style:name="P42" style:family="paragraph" style:parent-style-name="Standard">
      <style:text-properties style:text-line-through-style="none" style:text-line-through-type="none" fo:font-size="14pt" style:text-underline-style="solid" style:text-underline-type="double" style:text-underline-width="auto" style:text-underline-color="font-color" fo:font-weight="bold" officeooo:rsid="00251bf5" officeooo:paragraph-rsid="00251bf5" style:font-weight-asian="bold" style:font-weight-complex="bold"/>
    </style:style>
    <style:style style:name="P43" style:family="paragraph" style:parent-style-name="Standard" style:list-style-name="L2">
      <style:text-properties officeooo:paragraph-rsid="00183f28"/>
    </style:style>
    <style:style style:name="P44" style:family="paragraph" style:parent-style-name="Standard">
      <style:text-properties fo:font-variant="normal" fo:text-transform="none" style:use-window-font-color="true" loext:opacity="0%" style:font-name="Arimo" fo:font-size="11.25pt" fo:letter-spacing="normal" fo:font-style="normal" fo:font-weight="normal" officeooo:rsid="00209245" officeooo:paragraph-rsid="00209245"/>
    </style:style>
    <style:style style:name="P45" style:family="paragraph" style:parent-style-name="Standard">
      <style:text-properties fo:font-variant="normal" fo:text-transform="none" style:use-window-font-color="true" loext:opacity="0%" style:font-name="Arimo" fo:font-size="11.25pt" fo:letter-spacing="normal" fo:font-style="normal" fo:font-weight="normal" officeooo:rsid="002986e0" officeooo:paragraph-rsid="002986e0"/>
    </style:style>
    <style:style style:name="P46" style:family="paragraph" style:parent-style-name="Standard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normal" style:text-underline-style="none" fo:font-weight="normal" officeooo:rsid="0016863b" officeooo:paragraph-rsid="0016863b" style:font-weight-asian="bold" style:font-weight-complex="bold"/>
    </style:style>
    <style:style style:name="P47" style:family="paragraph" style:parent-style-name="Standard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normal" style:text-underline-style="none" fo:font-weight="normal" officeooo:rsid="002986e0" officeooo:paragraph-rsid="002986e0" style:font-weight-asian="bold" style:font-weight-complex="bold"/>
    </style:style>
    <style:style style:name="P48" style:family="paragraph" style:parent-style-name="Text_20_body">
      <style:text-properties fo:font-variant="normal" fo:text-transform="none" fo:color="#222222" loext:opacity="100%" style:font-name="Helvetica Neue" fo:font-size="21pt" fo:letter-spacing="normal" fo:font-style="normal" fo:font-weight="bold" officeooo:rsid="00209245" officeooo:paragraph-rsid="00209245"/>
    </style:style>
    <style:style style:name="P49" style:family="paragraph" style:parent-style-name="Text_20_body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normal" style:text-underline-style="none" fo:font-weight="normal" officeooo:rsid="0016863b" officeooo:paragraph-rsid="0016863b" style:font-weight-asian="bold" style:font-weight-complex="bold"/>
    </style:style>
    <style:style style:name="P50" style:family="paragraph" style:parent-style-name="Text_20_body">
      <style:paragraph-properties fo:margin-top="0in" fo:margin-bottom="0in" style:contextual-spacing="false"/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normal" style:text-underline-style="none" fo:font-weight="normal" officeooo:rsid="002986e0" style:font-weight-asian="bold" style:font-weight-complex="bold"/>
    </style:style>
    <style:style style:name="P51" style:family="paragraph" style:parent-style-name="Text_20_body">
      <style:text-properties fo:font-variant="normal" fo:text-transform="none" fo:color="#202122" loext:opacity="100%" style:text-line-through-style="none" style:text-line-through-type="none" style:font-name="sans-serif" fo:font-size="12pt" fo:letter-spacing="normal" fo:font-style="normal" style:text-underline-style="none" fo:font-weight="normal" officeooo:rsid="0016863b" officeooo:paragraph-rsid="0016863b" style:font-size-asian="12pt" style:font-weight-asian="bold" style:font-size-complex="12pt" style:font-weight-complex="bold"/>
    </style:style>
    <style:style style:name="T1" style:family="text">
      <style:text-properties officeooo:rsid="00183f28"/>
    </style:style>
    <style:style style:name="T2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02122" loext:opacity="100%" fo:letter-spacing="normal"/>
    </style:style>
    <style:style style:name="T4" style:family="text">
      <style:text-properties fo:font-variant="normal" fo:text-transform="none" fo:color="#202122" loext:opacity="100%" fo:letter-spacing="normal" fo:font-style="normal"/>
    </style:style>
    <style:style style:name="T5" style:family="text">
      <style:text-properties fo:font-variant="normal" fo:text-transform="none" fo:color="#202122" loext:opacity="100%" fo:letter-spacing="normal" fo:font-style="normal" fo:background-color="#ffffff" loext:char-shading-value="0" loext:padding="0in" loext:border="none"/>
    </style:style>
    <style:style style:name="T6" style:family="text">
      <style:text-properties fo:font-variant="normal" fo:text-transform="none" fo:color="#202122" loext:opacity="100%" style:text-line-through-style="none" style:text-line-through-type="none" style:font-name="Arimo" fo:font-size="12pt" fo:letter-spacing="normal" fo:font-style="normal" style:text-underline-style="none" fo:font-weight="normal" officeooo:rsid="00183f28" style:font-size-asian="12pt" style:font-weight-asian="normal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a0a2" style:font-weight-asian="normal" style:font-weight-complex="normal"/>
    </style:style>
    <style:style style:name="T9" style:family="text">
      <style:text-properties style:font-name="Arimo" fo:font-size="12pt" style:text-underline-style="none" style:font-size-asian="12pt" style:font-size-complex="12pt"/>
    </style:style>
    <style:style style:name="T10" style:family="text">
      <style:text-properties style:font-name="Arimo"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officeooo:rsid="001ca0a2"/>
    </style:style>
    <style:style style:name="T12" style:family="text">
      <style:text-properties officeooo:rsid="00233cff"/>
    </style:style>
    <style:style style:name="T13" style:family="text">
      <style:text-properties officeooo:rsid="002986e0"/>
    </style:style>
    <style:style style:name="T14" style:family="text">
      <style:text-properties fo:color="#ffffff" loext:opacity="100%" style:text-blinking="false" fo:background-color="#005a8c" loext:char-shading-value="0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Federated learning variants:</text:p>
      <text:p text:style-name="P6"/>
      <text:p text:style-name="P6">Catastrophic forgetting:</text:p>
      <text:p text:style-name="P6"/>
      <text:p text:style-name="P6"><text:span text:style-name="T1">M</text:span>odel heterogeneity:</text:p>
      <text:p text:style-name="P6"/>
      <text:p text:style-name="Text_20_body"><text:a xlink:type="simple" xlink:href="https://scitechdaily.com/scientists-have-created-the-most-detailed-map-of-the-brains-memory-hub-and-it-could-change-our-understanding-of-memory/" text:style-name="Internet_20_link" text:visited-style-name="Visited_20_Internet_20_Link"><text:span text:style-name="T1">Most Detailed Map of the Brain’s Memory Hub </text:span></text:a></text:p>
      <text:p text:style-name="P10"><text:span text:style-name="T2">Density-based spatial clustering of applications with noise</text:span><text:span text:style-name="T3"> </text:span><text:span text:style-name="T2">(DBSCAN)</text:span></text:p>
      <text:h text:style-name="P27" text:outline-level="1"><text:bookmark text:name="firstHeading"/>Component (graph theory)</text:h>
      <text:p text:style-name="P49"/>
      <text:p text:style-name="P49">Continuous Learning in Single-Incremental-Task Scenarios</text:p>
      <text:p text:style-name="P49"><text:a xlink:type="simple" xlink:href="https://arxiv.org/pdf/1806.08568.pdf" text:style-name="Internet_20_link" text:visited-style-name="Visited_20_Internet_20_Link">https://arxiv.org/pdf/1806.08568.pdf</text:a></text:p>
      <text:p text:style-name="P49"/>
      <text:p text:style-name="P49">Barlow Twins: Self-Supervised Learning via Redundancy Reduction</text:p>
      <text:p text:style-name="P49"><text:a xlink:type="simple" xlink:href="https://arxiv.org/pdf/2103.03230.pdf" text:style-name="Internet_20_link" text:visited-style-name="Visited_20_Internet_20_Link">https://arxiv.org/pdf/2103.03230.pdf</text:a></text:p>
      <text:h text:style-name="P29" text:outline-level="1">Superposition and entanglement</text:h>
      <text:p text:style-name="P49"><text:a xlink:type="simple" xlink:href="https://www.quantum-inspire.com/kbase/superposition-and-entanglement/" text:style-name="Internet_20_link" text:visited-style-name="Visited_20_Internet_20_Link">https://www.quantum-inspire.com/kbase/superposition-and-entanglement/</text:a></text:p>
      <text:p text:style-name="P49"><text:span text:style-name="T14"/></text:p>
      <text:h text:style-name="P34" text:outline-level="1">Scientists Have Created the Most Detailed Map of the Brain’s Memory Hub – And It Could Change Our Understanding of Memory</text:h>
      <text:p text:style-name="P51"><text:a xlink:type="simple" xlink:href="https://scitechdaily.com/scientists-have-created-the-most-detailed-map-of-the-brains-memory-hub-and-it-could-change-our-understanding-of-memory/?fbclid=IwAR3WxyVFVrlXslhuIVpJKsBSODkBi-jtcjYGXHCy857xTQFMtyAdR5At8sg" text:style-name="Internet_20_link" text:visited-style-name="Visited_20_Internet_20_Link">https://scitechdaily.com/scientists-have-created-the-most-detailed-map-of-the-brains-memory-hub-and-it-could-change-our-understanding-of-memory/?fbclid=IwAR3WxyVFVrlXslhuIVpJKsBSODkBi-jtcjYGXHCy857xTQFMtyAdR5At8sg</text:a></text:p>
      <text:p text:style-name="P51"/>
      <text:h text:style-name="P30" text:outline-level="1">Neural Architecture Generator Optimization</text:h>
      <text:p text:style-name="P51"><text:a xlink:type="simple" xlink:href="https://paperswithcode.com/paper/neural-architecture-generator-optimization" text:style-name="Internet_20_link" text:visited-style-name="Visited_20_Internet_20_Link">https://paperswithcode.com/paper/neural-architecture-generator-optimization</text:a></text:p>
      <text:p text:style-name="P51"/>
      <text:p text:style-name="P51">HyperGAN: A Generative Model for Diverse, Performant Neural Networks</text:p>
      <text:p text:style-name="P46"><text:a xlink:type="simple" xlink:href="https://arxiv.org/pdf/1901.11058.pdf" text:style-name="Internet_20_link" text:visited-style-name="Visited_20_Internet_20_Link">https://arxiv.org/pdf/1901.11058.pdf</text:a></text:p>
      <text:h text:style-name="P31" text:outline-level="1">Graph HyperNetworks for Neural Architecture Searc<text:span text:style-name="T13">h</text:span></text:h>
      <text:p text:style-name="P46"/>
      <text:p text:style-name="P46"><text:a xlink:type="simple" xlink:href="https://paperswithcode.com/paper/graph-hypernetworks-for-neural-architecture" text:style-name="Internet_20_link" text:visited-style-name="Visited_20_Internet_20_Link">https://paperswithcode.com/paper/graph-hypernetworks-for-neural-architecture</text:a></text:p>
      <text:p text:style-name="P46"/>
      <text:p text:style-name="P46"/>
      <text:h text:style-name="P32" text:outline-level="1"><text:soft-page-break/>Can We Scale Transformers to Predict Parameters of Diverse ImageNet Models?</text:h>
      <text:p text:style-name="P46"><text:a xlink:type="simple" xlink:href="https://arxiv.org/abs/2303.04143" text:style-name="Internet_20_link" text:visited-style-name="Visited_20_Internet_20_Link">https://arxiv.org/abs/2303.04143</text:a></text:p>
      <text:p text:style-name="P46"/>
      <text:p text:style-name="P46"><text:a xlink:type="simple" xlink:href="https://github.com/facebookresearch/ppuda" text:style-name="Internet_20_link" text:visited-style-name="Visited_20_Internet_20_Link">https://github.com/facebookresearch/ppuda</text:a></text:p>
      <text:p text:style-name="P46"/>
      <text:h text:style-name="P32" text:outline-level="1">Graph HyperNetworks for Neural Architecture Searc<text:span text:style-name="T13">h</text:span></text:h>
      <text:p text:style-name="P46"><text:a xlink:type="simple" xlink:href="https://arxiv.org/abs/1810.05749" text:style-name="Internet_20_link" text:visited-style-name="Visited_20_Internet_20_Link">https://arxiv.org/abs/1810.05749</text:a></text:p>
      <text:p text:style-name="P46"/>
      <text:p text:style-name="P47">robust ml with curriculum learning </text:p>
      <text:p text:style-name="P47">https://analyticsindiamag.com/how-to-build-a-robust-ml-model-using-curriculum-learning/#:~:text=Curriculum%20learning%20can%20be%20considered,to%20making%20machines%20learn%20progressively.</text:p>
      <text:p text:style-name="P46"/>
      <text:p text:style-name="P46">Overcoming catastrophic forgetting in neural networks <text:span text:style-name="T13">(EWC)</text:span></text:p>
      <text:p text:style-name="P46"><text:a xlink:type="simple" xlink:href="https://arxiv.org/pdf/1612.00796.pdf" text:style-name="Internet_20_link" text:visited-style-name="Visited_20_Internet_20_Link">https://arxiv.org/pdf/1612.00796.pdf</text:a></text:p>
      <text:p text:style-name="P46"/>
      <text:p text:style-name="P46">Continual Learning Through Synaptic Intelligence</text:p>
      <text:p text:style-name="P46"><text:a xlink:type="simple" xlink:href="https://arxiv.org/pdf/1703.04200.pdf" text:style-name="Internet_20_link" text:visited-style-name="Visited_20_Internet_20_Link">https://arxiv.org/pdf/1703.04200.pdf</text:a></text:p>
      <text:p text:style-name="P46"/>
      <text:p text:style-name="P46">Visualizing the Loss Landscape of Neural Nets</text:p>
      <text:p text:style-name="P46"><text:a xlink:type="simple" xlink:href="https://arxiv.org/pdf/1712.09913.pdf" text:style-name="Internet_20_link" text:visited-style-name="Visited_20_Internet_20_Link">https://arxiv.org/pdf/1712.09913.pdf</text:a></text:p>
      <text:p text:style-name="P46"><text:a xlink:type="simple" xlink:href="https://github.com/tomgoldstein/loss-landscape" text:style-name="Internet_20_link" text:visited-style-name="Visited_20_Internet_20_Link">https://github.com/tomgoldstein/loss-landscape</text:a></text:p>
      <text:p text:style-name="P46"/>
      <text:p text:style-name="P46"/>
      <text:p text:style-name="P46">Capacity Control of ReLU Neural Networks by Basis-path Norm</text:p>
      <text:p text:style-name="P46"><text:a xlink:type="simple" xlink:href="https://arxiv.org/pdf/1809.07122.pdf" text:style-name="Internet_20_link" text:visited-style-name="Visited_20_Internet_20_Link">https://arxiv.org/pdf/1809.07122.pdf</text:a></text:p>
      <text:p text:style-name="P46"/>
      <text:p text:style-name="P47">deeplearning book goodfellow (data manifold chapter 5)</text:p>
      <text:p text:style-name="P47"><text:a xlink:type="simple" xlink:href="https://www.deeplearningbook.org/contents/ml.html" text:style-name="Internet_20_link" text:visited-style-name="Visited_20_Internet_20_Link">https://www.deeplearningbook.org/contents/ml.html</text:a></text:p>
      <text:p text:style-name="P47"/>
      <text:h text:style-name="P26" text:outline-level="1">Manifold learning</text:h>
      <text:p text:style-name="P47"><text:a xlink:type="simple" xlink:href="https://scikit-learn.org/stable/modules/manifold.html" text:style-name="Internet_20_link" text:visited-style-name="Visited_20_Internet_20_Link">https://scikit-learn.org/stable/modules/manifold.html</text:a></text:p>
      <text:p text:style-name="P47"/>
      <text:p text:style-name="P47"><text:a xlink:type="simple" xlink:href="https://en.wikipedia.org/wiki/Cook%27s_distance" text:style-name="Internet_20_link" text:visited-style-name="Visited_20_Internet_20_Link">https://en.wikipedia.org/wiki/Cook%27s_distance</text:a></text:p>
      <text:p text:style-name="P47"/>
      <text:p text:style-name="P47"/>
      <text:p text:style-name="P47">RELATING TRANSFORMERS TO MODELS AND NEURAL REPRESENTATIONS OF THE HIPPOCAMPAL FORMATION</text:p>
      <text:p text:style-name="P47"><text:a xlink:type="simple" xlink:href="https://arxiv.org/pdf/2112.04035.pdf" text:style-name="Internet_20_link" text:visited-style-name="Visited_20_Internet_20_Link">https://arxiv.org/pdf/2112.04035.pdf</text:a></text:p>
      <text:h text:style-name="P28" text:outline-level="1">How to build a cognitive map</text:h>
      <text:p text:style-name="P47"><text:a xlink:type="simple" xlink:href="https://www.nature.com/articles/s41593-022-01153-y" text:style-name="Internet_20_link" text:visited-style-name="Visited_20_Internet_20_Link">https://www.nature.com/articles/s41593-022-01153-y</text:a></text:p>
      <text:p text:style-name="P47"/>
      <text:h text:style-name="P33" text:outline-level="1">Sequential Measurements, Topological Quantum Field Theories, and Topological Quantum Neural Networks</text:h>
      <text:p text:style-name="P47">https://onlinelibrary.wiley.com/doi/full/10.1002/prop.202200104</text:p>
      <text:p text:style-name="P6"/>
      <text:p text:style-name="P7"><text:span text:style-name="T1">C</text:span>heck out later :</text:p>
      <text:p text:style-name="P7"/>
      <text:h text:style-name="P25" text:outline-level="1">Quantum Continual Learning Overcoming Catastrophic Forgetting</text:h>
      <text:p text:style-name="P7"><text:a xlink:type="simple" xlink:href="https://www.arxiv-vanity.com/papers/2108.02786/" text:style-name="Internet_20_link" text:visited-style-name="Visited_20_Internet_20_Link">https://www.arxiv-vanity.com/papers/2108.02786/</text:a></text:p>
      <text:p text:style-name="P7"><text:soft-page-break/></text:p>
      <text:p text:style-name="P38">Task agnostic continual hippocampus segmentation for smooth population shifts</text:p>
      <text:p text:style-name="P39">https://www.youtube.com/watch?v=WVmGV9D8AOc</text:p>
      <text:p text:style-name="P9"/>
      <text:p text:style-name="P9"/>
      <text:p text:style-name="P17">Thermodynamics + data and grad descent </text:p>
      <text:p text:style-name="P17"/>
      <text:p text:style-name="P16">Hamilltonian flow</text:p>
      <text:p text:style-name="P16"/>
      <text:p text:style-name="P16">Proposed techniques for Byzantine-tolerant distributed learning</text:p>
      <text:p text:style-name="P16"/>
      <text:p text:style-name="P16"><text:span text:style-name="T12">FLUTE introduction </text:span>https://youtu.be/ixwQh8sQthM</text:p>
      <text:p text:style-name="P16"/>
      <text:p text:style-name="P14">(rewatch youtube history)</text:p>
      <text:p text:style-name="P14"/>
      <text:p text:style-name="P14"><text:a xlink:type="simple" xlink:href="https://www.youtube.com/playlist?list=PLoEMreTa9CNmPnHffTFkPpbCJWpzpm4ln" text:style-name="Internet_20_link" text:visited-style-name="Visited_20_Internet_20_Link">https://www.youtube.com/playlist?list=PLoEMreTa9CNmPnHffTFkPpbCJWpzpm4ln</text:a></text:p>
      <text:p text:style-name="P14"/>
      <text:p text:style-name="P14"><text:a xlink:type="simple" xlink:href="https://www.microsoft.com/en-us/research/blog/flute-a-scalable-federated-learning-simulation-platform/?fbclid=IwAR22LO6U-9sgvybpqyHbDOtvkU1HThVBkDoY4EJg7Vh_4IHh-hlHzm7erLw" text:style-name="Internet_20_link" text:visited-style-name="Visited_20_Internet_20_Link">https://www.microsoft.com/en-us/research/blog/flute-a-scalable-federated-learning-simulation-platform/?fbclid=IwAR22LO6U-9sgvybpqyHbDOtvkU1HThVBkDoY4EJg7Vh_4IHh-hlHzm7erLw</text:a></text:p>
      <text:p text:style-name="P14"/>
      <text:p text:style-name="P14">skipgram</text:p>
      <text:p text:style-name="P14">ODE and liquid neural networks</text:p>
      <text:p text:style-name="P14"/>
      <text:p text:style-name="P14"><text:a xlink:type="simple" xlink:href="https://uvadlc-notebooks.readthedocs.io/en/latest/index.html?fbclid=IwAR22LO6U-9sgvybpqyHbDOtvkU1HThVBkDoY4EJg7Vh_4IHh-hlHzm7erLw" text:style-name="Internet_20_link" text:visited-style-name="Visited_20_Internet_20_Link">https://uvadlc-notebooks.readthedocs.io/en/latest/index.html?fbclid=IwAR22LO6U-9sgvybpqyHbDOtvkU1HThVBkDoY4EJg7Vh_4IHh-hlHzm7erLw</text:a></text:p>
      <text:p text:style-name="P14"/>
      <text:p text:style-name="P6"><text:a xlink:type="simple" xlink:href="https://github.com/kvoyager/GmdhPy" text:style-name="Internet_20_link" text:visited-style-name="Visited_20_Internet_20_Link">https://github.com/kvoyager/GmdhPy</text:a></text:p>
      <text:p text:style-name="P6"/>
      <text:p text:style-name="P6"><text:a xlink:type="simple" xlink:href="https://phys.org/news/2017-02-thermodynamics.html" text:style-name="Internet_20_link" text:visited-style-name="Visited_20_Internet_20_Link">https://phys.org/news/2017-02-thermodynamics.html</text:a></text:p>
      <text:p text:style-name="P6"/>
      <text:h text:style-name="P4" text:outline-level="1">Identifying Important Nodes in Complex Networks Based on Multiattribute Evaluation</text:h>
      <text:p text:style-name="P5"><text:span text:style-name="T9"><text:tab/></text:span><text:a xlink:type="simple" xlink:href="https://www.hindawi.com/journals/mpe/2018/8268436/" text:style-name="Internet_20_link" text:visited-style-name="Visited_20_Internet_20_Link"><text:span text:style-name="T10">https://www.hindawi.com/journals/mpe/2018/8268436/</text:span></text:a><text:span text:style-name="T9"> <text:tab/><text:tab/></text:span></text:p>
      <text:p text:style-name="P18"><text:tab/></text:p>
      <text:p text:style-name="P6"><text:a xlink:type="simple" xlink:href="https://en.m.wikipedia.org/wiki/Echo_state_network" text:style-name="Internet_20_link" text:visited-style-name="Visited_20_Internet_20_Link">https://en.m.wikipedia.org/wiki/Echo_state_network</text:a></text:p>
      <text:p text:style-name="P6"/>
      <text:p text:style-name="P13">contrastive learning</text:p>
      <text:p text:style-name="P13">active learning</text:p>
      <text:p text:style-name="P13">energy based models</text:p>
      <text:p text:style-name="P1">Neural Turing machines</text:p>
      <text:p text:style-name="P1"><text:a xlink:type="simple" xlink:href="https://en.m.wikipedia.org/wiki/Adaptive_system" text:style-name="Internet_20_link" text:visited-style-name="Visited_20_Internet_20_Link">https://en.m.wikipedia.org/wiki/Adaptive_system</text:a></text:p>
      <text:p text:style-name="P1"/>
      <text:p text:style-name="P8"><text:a xlink:type="simple" xlink:href="https://en.m.wikipedia.org/wiki/Types_of_artificial_neural_networks" text:style-name="Internet_20_link" text:visited-style-name="Visited_20_Internet_20_Link">https://en.m.wikipedia.org/wiki/Types_of_artificial_neural_networks</text:a></text:p>
      <text:p text:style-name="P8"><text:soft-page-break/></text:p>
      <text:p text:style-name="P20"><text:a xlink:type="simple" xlink:href="https://towardsai.net/p/machine-learning/main-types-of-neural-networks-and-its-applications-tutorial-734480d7ec8e?fbclid=IwAR2YizOqSUTXI1ssgcBD4yaemzdtwFXYB3Pb0xziljNGuFGhV0w8Zt_NhFE" text:style-name="Internet_20_link" text:visited-style-name="Visited_20_Internet_20_Link"><text:span text:style-name="T1">types of networks </text:span></text:a></text:p>
      <text:p text:style-name="P20"/>
      <text:p text:style-name="P8"><text:a xlink:type="simple" xlink:href="https://en.m.wikipedia.org/wiki/Kernel_Fisher_discriminant_analysis" text:style-name="Internet_20_link" text:visited-style-name="Visited_20_Internet_20_Link">https://en.m.wikipedia.org/wiki/Kernel_Fisher_discriminant_analysis</text:a></text:p>
      <text:p text:style-name="P8"/>
      <text:p text:style-name="P8"><text:a xlink:type="simple" xlink:href="https://en.m.wikipedia.org/wiki/Regression_analysis" text:style-name="Internet_20_link" text:visited-style-name="Visited_20_Internet_20_Link">https://en.m.wikipedia.org/wiki/Regression_analysis</text:a></text:p>
      <text:p text:style-name="P8"/>
      <text:p text:style-name="P8"><text:a xlink:type="simple" xlink:href="https://en.m.wikipedia.org/wiki/Linear_trend_estimation" text:style-name="Internet_20_link" text:visited-style-name="Visited_20_Internet_20_Link">https://en.m.wikipedia.org/wiki/Linear_trend_estimation</text:a></text:p>
      <text:p text:style-name="P8"/>
      <text:p text:style-name="P8"><text:a xlink:type="simple" xlink:href="https://en.m.wikipedia.org/wiki/Artificial_neuron" text:style-name="Internet_20_link" text:visited-style-name="Visited_20_Internet_20_Link">https://en.m.wikipedia.org/wiki/Artificial_neuron</text:a></text:p>
      <text:p text:style-name="P8"/>
      <text:list text:style-name="L1">
        <text:list-item>
          <text:p text:style-name="P35">Types of neurones </text:p>
        </text:list-item>
      </text:list>
      <text:list text:style-name="L2">
        <text:list-item>
          <text:p text:style-name="P43"><text:a xlink:type="simple" xlink:href="https://uni-obuda.hu/users/fuller.robert/nfs10.pdf" text:style-name="Internet_20_link" text:visited-style-name="Visited_20_Internet_20_Link"><text:span text:style-name="T6">semi-linear unit</text:span></text:a></text:p>
        </text:list-item>
        <text:list-item>
          <text:p text:style-name="P36"><text:span text:style-name="T5">Nv neuron</text:span><text:span text:style-name="T4">,</text:span></text:p>
        </text:list-item>
        <text:list-item>
          <text:p text:style-name="P36"><text:span text:style-name="T5">binary neuron</text:span><text:span text:style-name="T4">, </text:span></text:p>
        </text:list-item>
        <text:list-item>
          <text:p text:style-name="P36"><text:span text:style-name="T5">linear threshold function</text:span><text:span text:style-name="T4">, </text:span></text:p>
        </text:list-item>
        <text:list-item>
          <text:p text:style-name="P36"><text:span text:style-name="T5">McCulloch–Pitts</text:span><text:span text:style-name="T3"> </text:span><text:span text:style-name="T4">(</text:span><text:span text:style-name="T5">MCP</text:span><text:span text:style-name="T4">) </text:span><text:span text:style-name="T5">neuron</text:span><text:span text:style-name="T4">.</text:span></text:p>
        </text:list-item>
      </text:list>
      <text:p text:style-name="P2"/>
      <text:p text:style-name="P3">Neural networks where not all neurones are activated</text:p>
      <text:p text:style-name="P3"/>
      <text:p text:style-name="P11"><text:span text:style-name="T8">keep track of indivual weights and track them /forecast them </text:span><text:a xlink:type="simple" xlink:href="https://wizardforcel.gitbooks.io/tensorflow-examples-aymericdamien/content/img/tensorboard_advanced_4.png" text:style-name="Internet_20_link" text:visited-style-name="Visited_20_Internet_20_Link"><text:span text:style-name="T7">https://wizardforcel.gitbooks.io/tensorflow-examples-aymericdamien/content/img/tensorboard_advanced_4.png</text:span></text:a></text:p>
      <text:p text:style-name="P15"/>
      <text:p text:style-name="P11"><text:span text:style-name="T11">Bert squeeze :</text:span><text:a xlink:type="simple" xlink:href="https://github.com/JulesBelveze/bert-squeeze?fbclid=IwAR0KdpjUtoCCysGpPiV5m600-GVtqP6A1lxXR6paMLV2rciFoURd27asdok" text:style-name="Internet_20_link" text:visited-style-name="Visited_20_Internet_20_Link">https://github.com/JulesBelveze/bert-squeeze?fbclid=IwAR0KdpjUtoCCysGpPiV5m600-GVtqP6A1lxXR6paMLV2rciFoURd27asdok</text:a> </text:p>
      <text:p text:style-name="P11"/>
      <text:p text:style-name="P11">https://en.wikipedia.org/wiki/DBSCAN</text:p>
      <text:p text:style-name="P11"/>
      <text:p text:style-name="P12">causality analysis : </text:p>
      <text:p text:style-name="P12"/>
      <text:p text:style-name="Standard">Geoffrey E Hinton, Terrence Joseph Sejnowski, et al. Unsu-</text:p>
      <text:p text:style-name="Standard">pervised learning: foundations of neural computation. MIT</text:p>
      <text:p text:style-name="Standard">press, 1999.</text:p>
      <text:p text:style-name="Standard"/>
      <text:p text:style-name="Standard">Pieter-Tjerk De Boer, Dirk P Kroese, Shie Mannor, and</text:p>
      <text:p text:style-name="Standard">Reuven Y Rubinstein. A tutorial on the cross-entropy</text:p>
      <text:p text:style-name="Standard">method. Annals of Operations Research, pages 19–67, 2005</text:p>
      <text:p text:style-name="Standard"/>
      <text:p text:style-name="P19">dream booth </text:p>
      <text:p text:style-name="P19"/>
      <text:p text:style-name="P19">text inversion</text:p>
      <text:p text:style-name="P19"/>
      <text:p text:style-name="P19">https://wizardforcel.gitbooks.io/tensorflow-examples-aymericdamien/content/img/tensorboard_advanced_4.png</text:p>
      <text:p text:style-name="P19"/>
      <text:p text:style-name="P19">https://www.hindawi.com/journals/mpe/2018/8268436/</text:p>
      <text:p text:style-name="P19"/>
      <text:p text:style-name="P19"><text:soft-page-break/>https://www.google.com/amp/s/phys.org/news/2017-02-thermodynamics.amp</text:p>
      <text:p text:style-name="P19"/>
      <text:p text:style-name="P19">https://en.m.wikipedia.org/wiki/Echo_state_network</text:p>
      <text:p text:style-name="P19"/>
      <text:p text:style-name="P19">https://en.m.wikipedia.org/wiki/Types_of_artificial_neural_networks</text:p>
      <text:p text:style-name="P19"/>
      <text:p text:style-name="P19"/>
      <text:p text:style-name="P19">https://www.google.com/search?q=forecasting+gradients+like+time+series&amp;client=ms-android-sprd&amp;sxsrf=ALiCzsbd9p4pjV6KmrWkm_MR9Jjgu17PWA%3A1672746809248&amp;ei=ORe0Y8bhDsOZkdUP-pGJ-AE&amp;oq=forecasting+grdients+like+time+series&amp;gs_lcp=ChNtb2JpbGUtZ3dzLXdpei1zZXJwEAEYADIHCCMQsAIQJzIFCAAQogQyBQgAEKIEMgUIABCiBDIFCAAQogQ6CggAEEcQ1gQQsANKBAhBGABQ-TpYzj9glVBoAXAAeACAAfsCiAGtBZIBBzAuMi4wLjGYAQCgAQHIAQjAAQE&amp;sclient=mobile-gws-wiz-serp</text:p>
      <text:p text:style-name="P19"/>
      <text:p text:style-name="P19">https://fr.m.wikipedia.org/wiki/Indice_de_pouvoir_de_Shapley-Shubik</text:p>
      <text:p text:style-name="P19"/>
      <text:p text:style-name="P19">https://towardsdatascience.com/nonlinear-shrinkage-an-introduction-825316dda5b8</text:p>
      <text:p text:style-name="P19"/>
      <text:p text:style-name="P21">Optimal transport </text:p>
      <text:p text:style-name="P21"/>
      <text:p text:style-name="P21"/>
      <text:p text:style-name="P21"/>
      <text:p text:style-name="P23">missing papers :</text:p>
      <text:p text:style-name="P22"/>
      <text:p text:style-name="P44">56,83,84, 88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Generative replay on MNIST</text:p>
      <text:p text:style-name="P45"/>
      <text:p text:style-name="P45"><text:s/></text:p>
      <text:p text:style-name="P44"><text:a xlink:type="simple" xlink:href="https://colab.research.google.com/github/ContinualAI/colab/blob/master/notebooks/intro_to_generative_replay.ipynb#scrollTo=9Ur_3TCd35dG" text:style-name="Internet_20_link" text:visited-style-name="Visited_20_Internet_20_Link">https://colab.research.google.com/github/ContinualAI/colab/blob/master/notebooks/intro_to_generative_replay.ipynb#scrollTo=9Ur_3TCd35dG</text:a></text:p>
      <text:p text:style-name="P44"/>
      <text:p text:style-name="P44">InfoGAN: Interpretable Representation Learning by Information Maximizing Generative Adversarial Nets</text:p>
      <text:p text:style-name="P44"/>
      <text:p text:style-name="P44"><text:a xlink:type="simple" xlink:href="https://arxiv.org/pdf/1606.03657.pdf" text:style-name="Internet_20_link" text:visited-style-name="Visited_20_Internet_20_Link">https://arxiv.org/pdf/1606.03657.pdf</text:a></text:p>
      <text:p text:style-name="P44"/>
      <text:h text:style-name="P24" text:outline-level="1"><text:soft-page-break/>How to Explore the GAN Latent Space When Generating Faces</text:h>
      <text:p text:style-name="P48"/>
      <text:p text:style-name="P48">https://arxiv.org/pdf/1511.06434.pdf</text:p>
      <text:p text:style-name="P44"><text:a xlink:type="simple" xlink:href="https://machinelearningmastery.com/how-to-interpolate-and-perform-vector-arithmetic-with-faces-using-a-generative-adversarial-network/" text:style-name="Internet_20_link" text:visited-style-name="Visited_20_Internet_20_Link">https://machinelearningmastery.com/how-to-interpolate-and-perform-vector-arithmetic-with-faces-using-a-generative-adversarial-network/</text:a></text:p>
      <text:p text:style-name="P44"/>
      <text:p text:style-name="P44"><text:a xlink:type="simple" xlink:href="https://pytorch.org/docs/stable/generated/torch.nn.Conv1d.html" text:style-name="Internet_20_link" text:visited-style-name="Visited_20_Internet_20_Link">https://pytorch.org/docs/stable/generated/torch.nn.Conv1d.html</text:a></text:p>
      <text:p text:style-name="P44"/>
      <text:p text:style-name="P44"><text:a xlink:type="simple" xlink:href="https://github.com/mese79/GANs_experiments/blob/master/1d_gaussian.py" text:style-name="Internet_20_link" text:visited-style-name="Visited_20_Internet_20_Link">https://github.com/mese79/GANs_experiments/blob/master/1d_gaussian.py</text:a></text:p>
      <text:p text:style-name="P44"/>
      <text:p text:style-name="P44"><text:a xlink:type="simple" xlink:href="https://github.com/ptrblck/gan-intro-pytorch/blob/master/gan_train.py" text:style-name="Internet_20_link" text:visited-style-name="Visited_20_Internet_20_Link">https://github.com/ptrblck/gan-intro-pytorch/blob/master/gan_train.py</text:a></text:p>
      <text:p text:style-name="P44"/>
      <text:p text:style-name="P44"/>
      <text:p text:style-name="P44"/>
      <text:p text:style-name="P44"/>
      <text:p text:style-name="P44"/>
      <text:p text:style-name="P45">RL </text:p>
      <text:p text:style-name="P45">TorchRL: A data-driven decision-making library for PyTorch</text:p>
      <text:p text:style-name="P45"><text:a xlink:type="simple" xlink:href="https://arxiv.org/pdf/2306.00577.pdf" text:style-name="Internet_20_link" text:visited-style-name="Visited_20_Internet_20_Link">https://arxiv.org/pdf/2306.00577.pdf</text:a></text:p>
      <text:p text:style-name="P45"/>
      <text:p text:style-name="P45"/>
      <text:p text:style-name="P45">RELATING TRANSFORMERS TO MODELS AND NEURAL REPRESENTATIONS OF THE HIPPOCAMPAL FORMATION</text:p>
      <text:p text:style-name="P45"><text:a xlink:type="simple" xlink:href="https://arxiv.org/pdf/2112.04035.pdf" text:style-name="Internet_20_link" text:visited-style-name="Visited_20_Internet_20_Link">https://arxiv.org/pdf/2112.04035.pdf</text:a></text:p>
      <text:p text:style-name="P45"/>
      <text:p text:style-name="P45">survey of curriculum learning</text:p>
      <text:p text:style-name="P45"><text:a xlink:type="simple" xlink:href="https://arxiv.org/pdf/2101.10382.pdf" text:style-name="Internet_20_link" text:visited-style-name="Visited_20_Internet_20_Link">https://arxiv.org/pdf/2101.10382.pdf</text:a></text:p>
      <text:p text:style-name="P45"/>
      <text:p text:style-name="P45">Fourrier transform </text:p>
      <text:p text:style-name="P45">https://www.cv.nrao.edu/~sransom/web/A1.html#:~:text=The%20Fourier%20transform%20is%20a,transform%20with%20many%20important%20properti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Computer Modern Serif" svg:font-family="'Computer Modern Serif', Georgia, serif"/>
    <style:font-face style:name="Helvetica Neue" svg:font-family="'Helvetica Neue', Helvetica, sans-serif"/>
    <style:font-face style:name="Lato" svg:font-family="Lato"/>
    <style:font-face style:name="Lato1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icomoon, sans-serif"/>
    <style:font-face style:name="OpenSymbol" svg:font-family="OpenSymbol" style:font-charset="x-symbol"/>
    <style:font-face style:name="Roboto" svg:font-family="Roboto, Roboto, 'Helvetica Neue'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oswald" svg:font-family="oswald, Helvetica, 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4:25:05.545102251</meta:creation-date>
    <dc:date>2023-06-19T12:12:19.321179031</dc:date>
    <meta:editing-duration>PT9H49M34S</meta:editing-duration>
    <meta:editing-cycles>8</meta:editing-cycles>
    <meta:generator>LibreOffice/7.5.2.2$Linux_X86_64 LibreOffice_project/50$Build-2</meta:generator>
    <meta:document-statistic meta:table-count="0" meta:image-count="0" meta:object-count="0" meta:page-count="6" meta:paragraph-count="129" meta:word-count="443" meta:character-count="7122" meta:non-whitespace-character-count="6794"/>
  </office:meta>
</office:document-meta>
</file>